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10-0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3104" calcext:value-type="float">
            <text:p>13.07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76265806452" calcext:value-type="float">
            <text:p>12.817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0256" calcext:value-type="float">
            <text:p>12.9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6652903226" calcext:value-type="float">
            <text:p>13.2256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7122580645" calcext:value-type="float">
            <text:p>12.38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53316129032" calcext:value-type="float">
            <text:p>12.055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7101935484" calcext:value-type="float">
            <text:p>11.8397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75944" calcext:value-type="float">
            <text:p>11.53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21744516129" calcext:value-type="float">
            <text:p>11.572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34855172414" calcext:value-type="float">
            <text:p>12.2534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58825" calcext:value-type="float">
            <text:p>12.775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02975483871" calcext:value-type="float">
            <text:p>13.540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8936" calcext:value-type="float">
            <text:p>14.33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1271" calcext:value-type="float">
            <text:p>14.741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1428" calcext:value-type="float">
            <text:p>13.71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425425" calcext:value-type="float">
            <text:p>13.4642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81122580645" calcext:value-type="float">
            <text:p>12.918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19700645161" calcext:value-type="float">
            <text:p>12.8619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4046451613" calcext:value-type="float">
            <text:p>11.9514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97008" calcext:value-type="float">
            <text:p>11.1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43958709677" calcext:value-type="float">
            <text:p>11.2543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6695172414" calcext:value-type="float">
            <text:p>11.43966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720125" calcext:value-type="float">
            <text:p>11.8972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3006451613" calcext:value-type="float">
            <text:p>12.643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07784" calcext:value-type="float">
            <text:p>13.39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81225" calcext:value-type="float">
            <text:p>13.3568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4888" calcext:value-type="float">
            <text:p>12.90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95925" calcext:value-type="float">
            <text:p>12.2469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33935483871" calcext:value-type="float">
            <text:p>12.40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45024" calcext:value-type="float">
            <text:p>11.94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37685" calcext:value-type="float">
            <text:p>11.863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7" calcext:value-type="float">
            <text:p>11.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727775" calcext:value-type="float">
            <text:p>11.7472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6608571429" calcext:value-type="float">
            <text:p>12.03666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90438709677" calcext:value-type="float">
            <text:p>12.629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89158709677" calcext:value-type="float">
            <text:p>13.1289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81922580645" calcext:value-type="float">
            <text:p>13.558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35491612903" calcext:value-type="float">
            <text:p>12.7635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2392" calcext:value-type="float">
            <text:p>12.35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38625" calcext:value-type="float">
            <text:p>12.6153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4020645161" calcext:value-type="float">
            <text:p>12.5084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4067096774" calcext:value-type="float">
            <text:p>12.4964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87494193548" calcext:value-type="float">
            <text:p>12.2887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7924" calcext:value-type="float">
            <text:p>11.83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850725" calcext:value-type="float">
            <text:p>11.6785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57897142857" calcext:value-type="float">
            <text:p>11.8157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46544516129" calcext:value-type="float">
            <text:p>12.364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727483871" calcext:value-type="float">
            <text:p>13.0227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86276363636" calcext:value-type="float">
            <text:p>13.88862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90045714286" calcext:value-type="float">
            <text:p>13.2990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90038709677" calcext:value-type="float">
            <text:p>12.30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68984" calcext:value-type="float">
            <text:p>11.5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10472" calcext:value-type="float">
            <text:p>11.07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73945" calcext:value-type="float">
            <text:p>11.1573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13685517241" calcext:value-type="float">
            <text:p>11.29136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4998" calcext:value-type="float">
            <text:p>11.79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72978064516" calcext:value-type="float">
            <text:p>12.2272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0832" calcext:value-type="float">
            <text:p>12.50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8918" calcext:value-type="float">
            <text:p>12.678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51608" calcext:value-type="float">
            <text:p>12.9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3098461539" calcext:value-type="float">
            <text:p>13.264309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36" meta:object-count="0"/>
    <meta:user-defined meta:name="AppVersion">3.0</meta:user-defined>
  </office:meta>
</office:document-meta>
</file>